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923cm" svg:height="8.394cm" svg:x="0.008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6-03T15:53:00.108631002</dc:date>
    <meta:editing-duration>PT5M12S</meta:editing-duration>
    <meta:editing-cycles>20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24cm" svg:height="8.395cm" xlink:href="." xlink:type="simple" chart:class="chart:scatter" chart:style-name="ch1">
        <chart:plot-area chart:style-name="ch2" chart:data-source-has-labels="both" svg:x="0.298cm" svg:y="0.167cm" svg:width="14.328cm" svg:height="8.061cm">
          <chart:coordinate-region svg:x="0.84cm" svg:y="0.366cm" svg:width="13.692cm" svg:height="7.663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1.5">
                <text:p>-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